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5" table:default-cell-style-name="ce1"/>
        <table:table-row table:style-name="ro1">
          <table:table-cell table:style-name="ce1"/>
          <table:table-cell table:style-name="ce3"/>
          <table:table-cell table:style-name="ce2" office:value-type="string" calcext:value-type="string">
            <text:p>LUNES</text:p>
          </table:table-cell>
          <table:table-cell table:style-name="ce2" office:value-type="string" calcext:value-type="string">
            <text:p>MARTES</text:p>
          </table:table-cell>
          <table:table-cell table:style-name="ce2" office:value-type="string" calcext:value-type="string">
            <text:p>MIERCOLES</text:p>
          </table:table-cell>
          <table:table-cell table:style-name="ce2" office:value-type="string" calcext:value-type="string">
            <text:p>JUEVES</text:p>
          </table:table-cell>
          <table:table-cell table:style-name="ce2" office:value-type="string" calcext:value-type="string">
            <text:p>VIERNES</text:p>
          </table:table-cell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UA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UCC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UCO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RCAM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UCP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CI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TC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UPCCIB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UPCC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ICPC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ICPP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CEDULAS ENTREGADAS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PASAPORTES ENTREGADOS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PRORROGAS ENTREGADAS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CEDULAS INGRES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PASAPORTES INGRESAD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acay</text:p>
          </table:table-cell>
          <table:table-cell office:value-type="string" calcext:value-type="string">
            <text:p>PRORROGAS INGRES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U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U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RC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U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T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UPCC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UP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ICP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IC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CEDULAS ENTREG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PASAPORTES ENTREGAD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PRORROGAS ENTREG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CEDULAS INGRES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PASAPORTES INGRESAD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ua</text:p>
          </table:table-cell>
          <table:table-cell office:value-type="string" calcext:value-type="string">
            <text:p>PRORROGAS INGRESADA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0:25:29.234328144</meta:creation-date>
    <dc:date>2025-11-06T21:36:33.522217470</dc:date>
    <meta:editing-duration>PT36M34S</meta:editing-duration>
    <meta:editing-cycles>1</meta:editing-cycles>
    <meta:document-statistic meta:table-count="1" meta:cell-count="73" meta:object-count="0"/>
    <meta:generator>LibreOffice/25.2.6.2$Linux_X86_64 LibreOffice_project/520$Build-2</meta:generator>
  </office:meta>
</office:document-meta>
</file>